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/>
      <table:table table:name="Gilbert" table:style-name="ta1" table:print="false">
        <table:table-column table:style-name="co1" table:number-columns-repeated="25" table:default-cell-style-name="Default"/>
        <table:table-row table:style-name="ro1">
          <table:table-cell table:style-name="ce1"/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</table:table-row>
        <table:table-row table:style-name="ro2">
          <table:table-cell table:style-name="ce1"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bc</text:p>
          </table:table-cell>
          <table:table-cell office:value-type="string">
            <text:p>4bs</text:p>
          </table:table-cell>
          <table:table-cell office:value-type="string">
            <text:p>3ws</text:p>
          </table:table-cell>
          <table:table-cell office:value-type="string">
            <text:p>3wc</text:p>
          </table:table-cell>
          <table:table-cell office:value-type="string">
            <text:p>4ws</text:p>
          </table:table-cell>
          <table:table-cell office:value-type="string">
            <text:p>2bc</text:p>
          </table:table-cell>
          <table:table-cell office:value-type="string">
            <text:p>6bc</text:p>
          </table:table-cell>
          <table:table-cell office:value-type="string">
            <text:p>5wc</text:p>
          </table:table-cell>
          <table:table-cell office:value-type="float" office:value="7">
            <text:p>7</text:p>
          </table:table-cell>
          <table:table-cell office:value-type="string">
            <text:p>5b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bc</text:p>
          </table:table-cell>
          <table:table-cell office:value-type="string">
            <text:p>4bs</text:p>
          </table:table-cell>
          <table:table-cell office:value-type="string">
            <text:p>3ws</text:p>
          </table:table-cell>
          <table:table-cell office:value-type="string">
            <text:p>3wc</text:p>
          </table:table-cell>
          <table:table-cell office:value-type="string">
            <text:p>4ws</text:p>
          </table:table-cell>
          <table:table-cell office:value-type="string">
            <text:p>2bc</text:p>
          </table:table-cell>
          <table:table-cell office:value-type="string">
            <text:p>6bc</text:p>
          </table:table-cell>
          <table:table-cell office:value-type="string">
            <text:p>5wc</text:p>
          </table:table-cell>
          <table:table-cell office:value-type="float" office:value="7">
            <text:p>7</text:p>
          </table:table-cell>
          <table:table-cell office:value-type="string">
            <text:p>5b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3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number-columns-repeated="3" office:value-type="string">
            <text:p>NA</text:p>
          </table:table-cell>
          <table:table-cell table:formula="of:=[.B3]/[.$A$2]" office:value-type="float" office:value="10.2857142857143">
            <text:p>10,2857142857</text:p>
          </table:table-cell>
          <table:table-cell table:formula="of:=[.C3]/[.$A$2]" office:value-type="float" office:value="7.42857142857143">
            <text:p>7,4285714286</text:p>
          </table:table-cell>
          <table:table-cell table:formula="of:=[.D3]/[.$A$2]" office:value-type="float" office:value="5.42857142857143">
            <text:p>5,4285714286</text:p>
          </table:table-cell>
          <table:table-cell table:formula="of:=[.E3]/[.$A$2]" office:value-type="float" office:value="5.42857142857143">
            <text:p>5,4285714286</text:p>
          </table:table-cell>
          <table:table-cell table:formula="of:=[.F3]/[.$A$2]" office:value-type="float" office:value="5.42857142857143">
            <text:p>5,4285714286</text:p>
          </table:table-cell>
          <table:table-cell table:formula="of:=[.G3]/[.$A$2]" office:value-type="float" office:value="4.28571428571429">
            <text:p>4,2857142857</text:p>
          </table:table-cell>
          <table:table-cell table:formula="of:=[.H3]/[.$A$2]" office:value-type="float" office:value="3.28571428571429">
            <text:p>3,2857142857</text:p>
          </table:table-cell>
          <table:table-cell table:formula="of:=[.I3]/[.$A$2]" office:value-type="float" office:value="1.71428571428571">
            <text:p>1,7142857143</text:p>
          </table:table-cell>
          <table:table-cell table:formula="of:=[.J3]/[.$A$2]" office:value-type="float" office:value="2.42857142857143">
            <text:p>2,4285714286</text:p>
          </table:table-cell>
          <table:table-cell table:number-columns-repeated="3"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37.5">
            <text:p>37,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2.5">
            <text:p>22,5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formula="of:=[.B4]/[.$A$2]" office:value-type="float" office:value="18">
            <text:p>18</text:p>
          </table:table-cell>
          <table:table-cell table:formula="of:=[.C4]/[.$A$2]" office:value-type="float" office:value="12.8571428571429">
            <text:p>12,8571428571</text:p>
          </table:table-cell>
          <table:table-cell table:formula="of:=[.D4]/[.$A$2]" office:value-type="float" office:value="10.7142857142857">
            <text:p>10,7142857143</text:p>
          </table:table-cell>
          <table:table-cell table:formula="of:=[.E4]/[.$A$2]" office:value-type="float" office:value="10">
            <text:p>10</text:p>
          </table:table-cell>
          <table:table-cell table:formula="of:=[.F4]/[.$A$2]" office:value-type="float" office:value="8.57142857142857">
            <text:p>8,5714285714</text:p>
          </table:table-cell>
          <table:table-cell table:formula="of:=[.G4]/[.$A$2]" office:value-type="float" office:value="7.42857142857143">
            <text:p>7,4285714286</text:p>
          </table:table-cell>
          <table:table-cell table:formula="of:=[.H4]/[.$A$2]" office:value-type="float" office:value="6.42857142857143">
            <text:p>6,4285714286</text:p>
          </table:table-cell>
          <table:table-cell table:formula="of:=[.I4]/[.$A$2]" office:value-type="float" office:value="4.42857142857143">
            <text:p>4,4285714286</text:p>
          </table:table-cell>
          <table:table-cell table:formula="of:=[.J4]/[.$A$2]" office:value-type="float" office:value="3.71428571428571">
            <text:p>3,7142857143</text:p>
          </table:table-cell>
          <table:table-cell office:value-type="string">
            <text:p>NA</text:p>
          </table:table-cell>
          <table:table-cell table:formula="of:=[.L4]/[.$A$2]" office:value-type="float" office:value="1.14285714285714">
            <text:p>1,1428571429</text:p>
          </table:table-cell>
          <table:table-cell table:formula="of:=[.M4]/[.$A$2]" office:value-type="float" office:value="0.428571428571429">
            <text:p>0,428571428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52.5">
            <text:p>52,5</text:p>
          </table:table-cell>
          <table:table-cell office:value-type="float" office:value="47">
            <text:p>47</text:p>
          </table:table-cell>
          <table:table-cell office:value-type="float" office:value="44.5">
            <text:p>44,5</text:p>
          </table:table-cell>
          <table:table-cell office:value-type="float" office:value="37.5">
            <text:p>37,5</text:p>
          </table:table-cell>
          <table:table-cell office:value-type="float" office:value="31">
            <text:p>31</text:p>
          </table:table-cell>
          <table:table-cell office:value-type="float" office:value="29.5">
            <text:p>29,5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A</text:p>
          </table:table-cell>
          <table:table-cell table:formula="of:=[.B5]/[.$A$2]" office:value-type="float" office:value="21.1428571428571">
            <text:p>21,1428571429</text:p>
          </table:table-cell>
          <table:table-cell table:formula="of:=[.C5]/[.$A$2]" office:value-type="float" office:value="16">
            <text:p>16</text:p>
          </table:table-cell>
          <table:table-cell table:formula="of:=[.D5]/[.$A$2]" office:value-type="float" office:value="15">
            <text:p>15</text:p>
          </table:table-cell>
          <table:table-cell table:formula="of:=[.E5]/[.$A$2]" office:value-type="float" office:value="13.4285714285714">
            <text:p>13,4285714286</text:p>
          </table:table-cell>
          <table:table-cell table:formula="of:=[.F5]/[.$A$2]" office:value-type="float" office:value="12.7142857142857">
            <text:p>12,7142857143</text:p>
          </table:table-cell>
          <table:table-cell table:formula="of:=[.G5]/[.$A$2]" office:value-type="float" office:value="10.7142857142857">
            <text:p>10,7142857143</text:p>
          </table:table-cell>
          <table:table-cell table:formula="of:=[.H5]/[.$A$2]" office:value-type="float" office:value="8.85714285714286">
            <text:p>8,8571428571</text:p>
          </table:table-cell>
          <table:table-cell table:formula="of:=[.I5]/[.$A$2]" office:value-type="float" office:value="8.42857142857143">
            <text:p>8,4285714286</text:p>
          </table:table-cell>
          <table:table-cell table:formula="of:=[.J5]/[.$A$2]" office:value-type="float" office:value="5.14285714285714">
            <text:p>5,1428571429</text:p>
          </table:table-cell>
          <table:table-cell table:number-columns-repeated="3" office:value-type="string">
            <text:p>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2.5">
            <text:p>52,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39.5">
            <text:p>39,5</text:p>
          </table:table-cell>
          <table:table-cell office:value-type="float" office:value="24">
            <text:p>24</text:p>
          </table:table-cell>
          <table:table-cell office:value-type="string">
            <text:p>NA</text:p>
          </table:table-cell>
          <table:table-cell office:value-type="float" office:value="13.5">
            <text:p>13,5</text:p>
          </table:table-cell>
          <table:table-cell office:value-type="string">
            <text:p>NA</text:p>
          </table:table-cell>
          <table:table-cell table:formula="of:=[.B6]/[.$A$2]" office:value-type="float" office:value="22.2857142857143">
            <text:p>22,2857142857</text:p>
          </table:table-cell>
          <table:table-cell table:formula="of:=[.C6]/[.$A$2]" office:value-type="float" office:value="18.5714285714286">
            <text:p>18,5714285714</text:p>
          </table:table-cell>
          <table:table-cell table:formula="of:=[.D6]/[.$A$2]" office:value-type="float" office:value="17.1428571428571">
            <text:p>17,1428571429</text:p>
          </table:table-cell>
          <table:table-cell table:formula="of:=[.E6]/[.$A$2]" office:value-type="float" office:value="16">
            <text:p>16</text:p>
          </table:table-cell>
          <table:table-cell table:formula="of:=[.F6]/[.$A$2]" office:value-type="float" office:value="15">
            <text:p>15</text:p>
          </table:table-cell>
          <table:table-cell table:formula="of:=[.G6]/[.$A$2]" office:value-type="float" office:value="12.8571428571429">
            <text:p>12,8571428571</text:p>
          </table:table-cell>
          <table:table-cell table:formula="of:=[.H6]/[.$A$2]" office:value-type="float" office:value="11.7142857142857">
            <text:p>11,7142857143</text:p>
          </table:table-cell>
          <table:table-cell table:formula="of:=[.I6]/[.$A$2]" office:value-type="float" office:value="11.2857142857143">
            <text:p>11,2857142857</text:p>
          </table:table-cell>
          <table:table-cell table:formula="of:=[.J6]/[.$A$2]" office:value-type="float" office:value="6.85714285714286">
            <text:p>6,8571428571</text:p>
          </table:table-cell>
          <table:table-cell office:value-type="string">
            <text:p>NA</text:p>
          </table:table-cell>
          <table:table-cell table:formula="of:=[.L6]/[.$A$2]" office:value-type="float" office:value="3.85714285714286">
            <text:p>3,857142857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74.5">
            <text:p>74,5</text:p>
          </table:table-cell>
          <table:table-cell office:value-type="float" office:value="67.5">
            <text:p>67,5</text:p>
          </table:table-cell>
          <table:table-cell office:value-type="float" office:value="61.5">
            <text:p>61,5</text:p>
          </table:table-cell>
          <table:table-cell office:value-type="float" office:value="56">
            <text:p>56</text:p>
          </table:table-cell>
          <table:table-cell office:value-type="float" office:value="52.5">
            <text:p>52,5</text:p>
          </table:table-cell>
          <table:table-cell office:value-type="float" office:value="48.5">
            <text:p>48,5</text:p>
          </table:table-cell>
          <table:table-cell office:value-type="float" office:value="46.5">
            <text:p>46,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4.5">
            <text:p>4,5</text:p>
          </table:table-cell>
          <table:table-cell table:formula="of:=[.B7]/[.$A$2]" office:value-type="float" office:value="22.8571428571429">
            <text:p>22,8571428571</text:p>
          </table:table-cell>
          <table:table-cell table:formula="of:=[.C7]/[.$A$2]" office:value-type="float" office:value="21.2857142857143">
            <text:p>21,2857142857</text:p>
          </table:table-cell>
          <table:table-cell table:formula="of:=[.D7]/[.$A$2]" office:value-type="float" office:value="19.2857142857143">
            <text:p>19,2857142857</text:p>
          </table:table-cell>
          <table:table-cell table:formula="of:=[.E7]/[.$A$2]" office:value-type="float" office:value="17.5714285714286">
            <text:p>17,5714285714</text:p>
          </table:table-cell>
          <table:table-cell table:formula="of:=[.F7]/[.$A$2]" office:value-type="float" office:value="16">
            <text:p>16</text:p>
          </table:table-cell>
          <table:table-cell table:formula="of:=[.G7]/[.$A$2]" office:value-type="float" office:value="15">
            <text:p>15</text:p>
          </table:table-cell>
          <table:table-cell table:formula="of:=[.H7]/[.$A$2]" office:value-type="float" office:value="13.8571428571429">
            <text:p>13,8571428571</text:p>
          </table:table-cell>
          <table:table-cell table:formula="of:=[.I7]/[.$A$2]" office:value-type="float" office:value="13.2857142857143">
            <text:p>13,2857142857</text:p>
          </table:table-cell>
          <table:table-cell table:formula="of:=[.J7]/[.$A$2]" office:value-type="float" office:value="8.28571428571429">
            <text:p>8,2857142857</text:p>
          </table:table-cell>
          <table:table-cell table:formula="of:=[.K7]/[.$A$2]" office:value-type="float" office:value="2.85714285714286">
            <text:p>2,8571428571</text:p>
          </table:table-cell>
          <table:table-cell office:value-type="string">
            <text:p>NA</text:p>
          </table:table-cell>
          <table:table-cell table:formula="of:=[.M7]/[.$A$2]" office:value-type="float" office:value="1.28571428571429">
            <text:p>1,285714285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77.5">
            <text:p>77,5</text:p>
          </table:table-cell>
          <table:table-cell office:value-type="float" office:value="75">
            <text:p>75</text:p>
          </table:table-cell>
          <table:table-cell office:value-type="float" office:value="62.5">
            <text:p>62,5</text:p>
          </table:table-cell>
          <table:table-cell table:number-columns-repeated="2"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3.5">
            <text:p>53,5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1.5">
            <text:p>21,5</text:p>
          </table:table-cell>
          <table:table-cell office:value-type="float" office:value="5.5">
            <text:p>5,5</text:p>
          </table:table-cell>
          <table:table-cell table:formula="of:=[.B8]/[.$A$2]" office:value-type="float" office:value="23.1428571428571">
            <text:p>23,1428571429</text:p>
          </table:table-cell>
          <table:table-cell table:formula="of:=[.C8]/[.$A$2]" office:value-type="float" office:value="22.1428571428571">
            <text:p>22,1428571429</text:p>
          </table:table-cell>
          <table:table-cell table:formula="of:=[.D8]/[.$A$2]" office:value-type="float" office:value="21.4285714285714">
            <text:p>21,4285714286</text:p>
          </table:table-cell>
          <table:table-cell table:formula="of:=[.E8]/[.$A$2]" office:value-type="float" office:value="17.8571428571429">
            <text:p>17,8571428571</text:p>
          </table:table-cell>
          <table:table-cell table:formula="of:=[.F8]/[.$A$2]" office:value-type="float" office:value="17.1428571428571">
            <text:p>17,1428571429</text:p>
          </table:table-cell>
          <table:table-cell table:formula="of:=[.G8]/[.$A$2]" office:value-type="float" office:value="17.1428571428571">
            <text:p>17,1428571429</text:p>
          </table:table-cell>
          <table:table-cell table:formula="of:=[.H8]/[.$A$2]" office:value-type="float" office:value="16">
            <text:p>16</text:p>
          </table:table-cell>
          <table:table-cell table:formula="of:=[.I8]/[.$A$2]" office:value-type="float" office:value="15.2857142857143">
            <text:p>15,2857142857</text:p>
          </table:table-cell>
          <table:table-cell table:formula="of:=[.J8]/[.$A$2]" office:value-type="float" office:value="9.71428571428571">
            <text:p>9,7142857143</text:p>
          </table:table-cell>
          <table:table-cell table:formula="of:=[.K8]/[.$A$2]" office:value-type="float" office:value="4.85714285714286">
            <text:p>4,8571428571</text:p>
          </table:table-cell>
          <table:table-cell table:formula="of:=[.L8]/[.$A$2]" office:value-type="float" office:value="6.14285714285714">
            <text:p>6,1428571429</text:p>
          </table:table-cell>
          <table:table-cell table:formula="of:=[.M8]/[.$A$2]" office:value-type="float" office:value="1.57142857142857">
            <text:p>1,5714285714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4"/>
          <table:table-cell office:value-type="float" office:value="58.5">
            <text:p>58,5</text:p>
          </table:table-cell>
          <table:table-cell office:value-type="float" office:value="38">
            <text:p>38</text:p>
          </table:table-cell>
          <table:table-cell office:value-type="float" office:value="22.5">
            <text:p>22,5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D9]/[.$A$2]" office:value-type="float" office:value="22.5714285714286">
            <text:p>22,5714285714</text:p>
          </table:table-cell>
          <table:table-cell table:number-columns-repeated="4"/>
          <table:table-cell table:formula="of:=[.I9]/[.$A$2]" office:value-type="float" office:value="16.7142857142857">
            <text:p>16,7142857143</text:p>
          </table:table-cell>
          <table:table-cell table:formula="of:=[.J9]/[.$A$2]" office:value-type="float" office:value="10.8571428571429">
            <text:p>10,8571428571</text:p>
          </table:table-cell>
          <table:table-cell table:formula="of:=[.K9]/[.$A$2]" office:value-type="float" office:value="6.42857142857143">
            <text:p>6,4285714286</text:p>
          </table:table-cell>
          <table:table-cell office:value-type="string">
            <text:p>NA</text:p>
          </table:table-cell>
          <table:table-cell table:formula="of:=[.M9]/[.$A$2]" office:value-type="float" office:value="2.57142857142857">
            <text:p>2,5714285714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79.5">
            <text:p>79,5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1.5">
            <text:p>11,5</text:p>
          </table:table-cell>
          <table:table-cell table:number-columns-repeated="2"/>
          <table:table-cell table:formula="of:=[.D10]/[.$A$2]" office:value-type="float" office:value="22.7142857142857">
            <text:p>22,7142857143</text:p>
          </table:table-cell>
          <table:table-cell table:number-columns-repeated="5"/>
          <table:table-cell table:formula="of:=[.J10]/[.$A$2]" office:value-type="float" office:value="11.4285714285714">
            <text:p>11,4285714286</text:p>
          </table:table-cell>
          <table:table-cell table:formula="of:=[.K10]/[.$A$2]" office:value-type="float" office:value="8">
            <text:p>8</text:p>
          </table:table-cell>
          <table:table-cell table:formula="of:=[.L10]/[.$A$2]" office:value-type="float" office:value="7.71428571428571">
            <text:p>7,7142857143</text:p>
          </table:table-cell>
          <table:table-cell table:formula="of:=[.M10]/[.$A$2]" office:value-type="float" office:value="3.28571428571429">
            <text:p>3,2857142857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33.5">
            <text:p>33,5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D11]/[.$A$2]" office:value-type="float" office:value="23.1428571428571">
            <text:p>23,1428571429</text:p>
          </table:table-cell>
          <table:table-cell table:number-columns-repeated="5"/>
          <table:table-cell table:formula="of:=[.J11]/[.$A$2]" office:value-type="float" office:value="12">
            <text:p>12</text:p>
          </table:table-cell>
          <table:table-cell table:formula="of:=[.K11]/[.$A$2]" office:value-type="float" office:value="9.57142857142857">
            <text:p>9,5714285714</text:p>
          </table:table-cell>
          <table:table-cell office:value-type="string">
            <text:p>NA</text:p>
          </table:table-cell>
          <table:table-cell table:formula="of:=[.M11]/[.$A$2]" office:value-type="float" office:value="4.28571428571429">
            <text:p>4,28571428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8"/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8.5">
            <text:p>18,5</text:p>
          </table:table-cell>
          <table:table-cell table:number-columns-repeated="8"/>
          <table:table-cell table:formula="of:=[.J12]/[.$A$2]" office:value-type="float" office:value="12.5714285714286">
            <text:p>12,5714285714</text:p>
          </table:table-cell>
          <table:table-cell table:formula="of:=[.K12]/[.$A$2]" office:value-type="float" office:value="10.8571428571429">
            <text:p>10,8571428571</text:p>
          </table:table-cell>
          <table:table-cell table:formula="of:=[.L12]/[.$A$2]" office:value-type="float" office:value="9.14285714285714">
            <text:p>9,1428571429</text:p>
          </table:table-cell>
          <table:table-cell table:formula="of:=[.M12]/[.$A$2]" office:value-type="float" office:value="5.28571428571429">
            <text:p>5,285714285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8"/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string">
            <text:p>NA</text:p>
          </table:table-cell>
          <table:table-cell office:value-type="float" office:value="22.5">
            <text:p>22,5</text:p>
          </table:table-cell>
          <table:table-cell table:number-columns-repeated="8"/>
          <table:table-cell table:formula="of:=[.J13]/[.$A$2]" office:value-type="float" office:value="13.1428571428571">
            <text:p>13,1428571429</text:p>
          </table:table-cell>
          <table:table-cell table:formula="of:=[.K13]/[.$A$2]" office:value-type="float" office:value="12">
            <text:p>12</text:p>
          </table:table-cell>
          <table:table-cell office:value-type="string">
            <text:p>NA</text:p>
          </table:table-cell>
          <table:table-cell table:formula="of:=[.M13]/[.$A$2]" office:value-type="float" office:value="6.42857142857143">
            <text:p>6,428571428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8"/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table:number-columns-repeated="8"/>
          <table:table-cell table:formula="of:=[.J14]/[.$A$2]" office:value-type="float" office:value="13.7142857142857">
            <text:p>13,7142857143</text:p>
          </table:table-cell>
          <table:table-cell table:formula="of:=[.K14]/[.$A$2]" office:value-type="float" office:value="12.8571428571429">
            <text:p>12,8571428571</text:p>
          </table:table-cell>
          <table:table-cell table:formula="of:=[.L14]/[.$A$2]" office:value-type="float" office:value="10.5714285714286">
            <text:p>10,5714285714</text:p>
          </table:table-cell>
          <table:table-cell table:formula="of:=[.M14]/[.$A$2]" office:value-type="float" office:value="7.42857142857143">
            <text:p>7,428571428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9"/>
          <table:table-cell office:value-type="float" office:value="47">
            <text:p>47</text:p>
          </table:table-cell>
          <table:table-cell office:value-type="string">
            <text:p>NA</text:p>
          </table:table-cell>
          <table:table-cell office:value-type="float" office:value="30">
            <text:p>30</text:p>
          </table:table-cell>
          <table:table-cell table:number-columns-repeated="9"/>
          <table:table-cell table:formula="of:=[.K15]/[.$A$2]" office:value-type="float" office:value="13.4285714285714">
            <text:p>13,4285714286</text:p>
          </table:table-cell>
          <table:table-cell office:value-type="string">
            <text:p>NA</text:p>
          </table:table-cell>
          <table:table-cell table:formula="of:=[.M15]/[.$A$2]" office:value-type="float" office:value="8.57142857142857">
            <text:p>8,571428571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9"/>
          <table:table-cell office:value-type="float" office:value="49.5">
            <text:p>49,5</text:p>
          </table:table-cell>
          <table:table-cell office:value-type="float" office:value="39.5">
            <text:p>39,5</text:p>
          </table:table-cell>
          <table:table-cell office:value-type="float" office:value="34">
            <text:p>34</text:p>
          </table:table-cell>
          <table:table-cell table:number-columns-repeated="9"/>
          <table:table-cell table:formula="of:=[.K16]/[.$A$2]" office:value-type="float" office:value="14.1428571428571">
            <text:p>14,1428571429</text:p>
          </table:table-cell>
          <table:table-cell table:formula="of:=[.L16]/[.$A$2]" office:value-type="float" office:value="11.2857142857143">
            <text:p>11,2857142857</text:p>
          </table:table-cell>
          <table:table-cell table:formula="of:=[.M16]/[.$A$2]" office:value-type="float" office:value="9.71428571428571">
            <text:p>9,714285714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9"/>
          <table:table-cell office:value-type="float" office:value="52.5">
            <text:p>52,5</text:p>
          </table:table-cell>
          <table:table-cell office:value-type="string">
            <text:p>NA</text:p>
          </table:table-cell>
          <table:table-cell office:value-type="float" office:value="37">
            <text:p>37</text:p>
          </table:table-cell>
          <table:table-cell table:number-columns-repeated="9"/>
          <table:table-cell table:formula="of:=[.K17]/[.$A$2]" office:value-type="float" office:value="15">
            <text:p>15</text:p>
          </table:table-cell>
          <table:table-cell office:value-type="string">
            <text:p>NA</text:p>
          </table:table-cell>
          <table:table-cell table:formula="of:=[.M17]/[.$A$2]" office:value-type="float" office:value="10.5714285714286">
            <text:p>10,57142857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10"/>
          <table:table-cell office:value-type="float" office:value="41.5">
            <text:p>41,5</text:p>
          </table:table-cell>
          <table:table-cell office:value-type="float" office:value="40">
            <text:p>40</text:p>
          </table:table-cell>
          <table:table-cell table:number-columns-repeated="10"/>
          <table:table-cell table:formula="of:=[.L18]/[.$A$2]" office:value-type="float" office:value="11.8571428571429">
            <text:p>11,8571428571</text:p>
          </table:table-cell>
          <table:table-cell table:formula="of:=[.M18]/[.$A$2]" office:value-type="float" office:value="11.4285714285714">
            <text:p>11,428571428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11"/>
          <table:table-cell office:value-type="float" office:value="41.5">
            <text:p>41,5</text:p>
          </table:table-cell>
          <table:table-cell table:number-columns-repeated="11"/>
          <table:table-cell table:formula="of:=[.M19]/[.$A$2]" office:value-type="float" office:value="11.8571428571429">
            <text:p>11,85714285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11"/>
          <table:table-cell office:value-type="float" office:value="52.5">
            <text:p>52,5</text:p>
          </table:table-cell>
          <table:table-cell table:number-columns-repeated="11"/>
          <table:table-cell table:formula="of:=[.M20]/[.$A$2]" office:value-type="float" office:value="15">
            <text:p>15</text:p>
          </table:table-cell>
        </table:table-row>
      </table:table>
      <table:table table:name="Commito" table:style-name="ta1" table:print="false">
        <table:table-column table:style-name="co1" table:number-columns-repeated="3" table:default-cell-style-name="Default"/>
        <table:table-row table:style-name="ro1">
          <table:table-cell table:style-name="ce1" table:formula="of:=10/10" office:value-type="float" office:value="1">
            <text:p>1</text:p>
          </table:table-cell>
          <table:table-cell office:value-type="string">
            <text:p>mm_graph</text:p>
          </table:table-cell>
          <table:table-cell office:value-type="string">
            <text:p>Length.m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]/[.$A$1]"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.5">
            <text:p>5,5</text:p>
          </table:table-cell>
          <table:table-cell table:formula="of:=[.B3]/[.$A$1]" office:value-type="float" office:value="5.5">
            <text:p>5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table:formula="of:=[.B4]/[.$A$1]" office:value-type="float" office:value="9.5">
            <text:p>9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B5]/[.$A$1]"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.5">
            <text:p>12,5</text:p>
          </table:table-cell>
          <table:table-cell table:formula="of:=[.B6]/[.$A$1]" office:value-type="float" office:value="12.5">
            <text:p>12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 table:formula="of:=[.B7]/[.$A$1]" office:value-type="float" office:value="15.5">
            <text:p>15,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[.B8]/[.$A$1]"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.5">
            <text:p>17,5</text:p>
          </table:table-cell>
          <table:table-cell table:formula="of:=[.B9]/[.$A$1]" office:value-type="float" office:value="17.5">
            <text:p>17,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[.B10]/[.$A$1]"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.5">
            <text:p>18,5</text:p>
          </table:table-cell>
          <table:table-cell table:formula="of:=[.B11]/[.$A$1]" office:value-type="float" office:value="18.5">
            <text:p>18,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.5">
            <text:p>18,5</text:p>
          </table:table-cell>
          <table:table-cell table:formula="of:=[.B12]/[.$A$1]" office:value-type="float" office:value="18.5">
            <text:p>18,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.5">
            <text:p>19,5</text:p>
          </table:table-cell>
          <table:table-cell table:formula="of:=[.B13]/[.$A$1]" office:value-type="float" office:value="19.5">
            <text:p>19,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B14]/[.$A$1]" office:value-type="float" office:value="19.5">
            <text:p>19,5</text:p>
          </table:table-cell>
        </table:table-row>
      </table:table>
      <table:table table:name="Turk_et_al" table:style-name="ta1" table:print="false">
        <table:table-column table:style-name="co1" table:number-columns-repeated="5" table:default-cell-style-name="Default"/>
        <table:table-row table:style-name="ro1">
          <table:table-cell table:style-name="ce1"/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</table:table-row>
        <table:table-row table:style-name="ro1">
          <table:table-cell table:style-name="ce1" office:value-type="float" office:value="4.5">
            <text:p>4,5</text:p>
          </table:table-cell>
          <table:table-cell office:value-type="string">
            <text:p>Windsor</text:p>
          </table:table-cell>
          <table:table-cell office:value-type="string">
            <text:p>Mungo_brook</text:p>
          </table:table-cell>
          <table:table-cell office:value-type="string">
            <text:p>Windsor</text:p>
          </table:table-cell>
          <table:table-cell office:value-type="string">
            <text:p>Mungo_bro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table:formula="of:=[.B3]/[.$A$2]" office:value-type="float" office:value="1.44444444444444">
            <text:p>1,4444444444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table:formula="of:=[.B4]/[.$A$2]" office:value-type="float" office:value="3.11111111111111">
            <text:p>3,111111111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.5">
            <text:p>22,5</text:p>
          </table:table-cell>
          <table:table-cell office:value-type="float" office:value="14.5">
            <text:p>14,5</text:p>
          </table:table-cell>
          <table:table-cell table:formula="of:=[.B5]/[.$A$2]" office:value-type="float" office:value="5">
            <text:p>5</text:p>
          </table:table-cell>
          <table:table-cell table:formula="of:=[.C5]/[.$A$2]" office:value-type="float" office:value="3.22222222222222">
            <text:p>3,22222222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.5">
            <text:p>29,5</text:p>
          </table:table-cell>
          <table:table-cell office:value-type="float" office:value="19.5">
            <text:p>19,5</text:p>
          </table:table-cell>
          <table:table-cell table:formula="of:=[.B6]/[.$A$2]" office:value-type="float" office:value="6.55555555555556">
            <text:p>6,5555555556</text:p>
          </table:table-cell>
          <table:table-cell table:formula="of:=[.C6]/[.$A$2]" office:value-type="float" office:value="4.33333333333333">
            <text:p>4,3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[.B7]/[.$A$2]" office:value-type="float" office:value="8">
            <text:p>8</text:p>
          </table:table-cell>
          <table:table-cell table:formula="of:=[.C7]/[.$A$2]" office:value-type="float" office:value="5.33333333333333">
            <text:p>5,33333333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5">
            <text:p>42,5</text:p>
          </table:table-cell>
          <table:table-cell office:value-type="float" office:value="28">
            <text:p>28</text:p>
          </table:table-cell>
          <table:table-cell table:formula="of:=[.B8]/[.$A$2]" office:value-type="float" office:value="9.44444444444444">
            <text:p>9,4444444444</text:p>
          </table:table-cell>
          <table:table-cell table:formula="of:=[.C8]/[.$A$2]" office:value-type="float" office:value="6.22222222222222">
            <text:p>6,222222222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2.5">
            <text:p>32,5</text:p>
          </table:table-cell>
          <table:table-cell table:formula="of:=[.B9]/[.$A$2]" office:value-type="float" office:value="10.8888888888889">
            <text:p>10,8888888889</text:p>
          </table:table-cell>
          <table:table-cell table:formula="of:=[.C9]/[.$A$2]" office:value-type="float" office:value="7.22222222222222">
            <text:p>7,22222222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5">
            <text:p>52,5</text:p>
          </table:table-cell>
          <table:table-cell office:value-type="float" office:value="36">
            <text:p>36</text:p>
          </table:table-cell>
          <table:table-cell table:formula="of:=[.B10]/[.$A$2]" office:value-type="float" office:value="11.6666666666667">
            <text:p>11,6666666667</text:p>
          </table:table-cell>
          <table:table-cell table:formula="of:=[.C10]/[.$A$2]"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table:formula="of:=[.B11]/[.$A$2]" office:value-type="float" office:value="12.2222222222222">
            <text:p>12,2222222222</text:p>
          </table:table-cell>
          <table:table-cell table:formula="of:=[.C11]/[.$A$2]" office:value-type="float" office:value="8.44444444444444">
            <text:p>8,44444444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table:formula="of:=[.B12]/[.$A$2]" office:value-type="float" office:value="12.8888888888889">
            <text:p>12,8888888889</text:p>
          </table:table-cell>
          <table:table-cell table:formula="of:=[.C12]/[.$A$2]" office:value-type="float" office:value="9.11111111111111">
            <text:p>9,11111111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C13]/[.$A$2]" office:value-type="float" office:value="9.33333333333333">
            <text:p>9,33333333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C14]/[.$A$2]" office:value-type="float" office:value="9.77777777777778">
            <text:p>9,7777777778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C15]/[.$A$2]"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46.5">
            <text:p>46,5</text:p>
          </table:table-cell>
          <table:table-cell/>
          <table:table-cell table:formula="of:=[.C16]/[.$A$2]" office:value-type="float" office:value="10.3333333333333">
            <text:p>10,3333333333</text:p>
          </table:table-cell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/>
          <table:table-cell table:formula="of:=[.C17]/[.$A$2]" office:value-type="float" office:value="10.4444444444444">
            <text:p>10,4444444444</text:p>
          </table:table-cell>
        </table:table-row>
      </table:table>
      <table:table table:name="Semenova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Пеккелинская губа</text:p>
          </table:table-cell>
          <table:table-cell office:value-type="string">
            <text:p>Район ББС</text:p>
          </table:table-cell>
          <table:table-cell office:value-type="string">
            <text:p>Ермолинская губа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.8">
            <text:p>0,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4">
            <text:p>2,4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3.2">
            <text:p>3,2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office:value-type="float" office:value="4.2">
            <text:p>4,2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6">
            <text:p>5,6</text:p>
          </table:table-cell>
          <table:table-cell office:value-type="float" office:value="5.1">
            <text:p>5,1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5.9">
            <text:p>5,9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.3">
            <text:p>7,3</text:p>
          </table:table-cell>
          <table:table-cell office:value-type="float" office:value="6.6">
            <text:p>6,6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.6">
            <text:p>8,6</text:p>
          </table:table-cell>
          <table:table-cell office:value-type="float" office:value="8">
            <text:p>8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.1">
            <text:p>9,1</text:p>
          </table:table-cell>
          <table:table-cell table:number-columns-repeated="2" office:value-type="float" office:value="8.6">
            <text:p>8,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.6">
            <text:p>9,6</text:p>
          </table:table-cell>
          <table:table-cell table:number-columns-repeated="2" office:value-type="float" office:value="9.1">
            <text:p>9,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9.6">
            <text:p>9,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1">
            <text:p>10,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.1">
            <text:p>11,1</text:p>
          </table:table-cell>
          <table:table-cell table:number-columns-repeated="2" office:value-type="float" office:value="10.6">
            <text:p>10,6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1.1">
            <text:p>11,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11.6">
            <text:p>11,6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12">
            <text:p>12</text:p>
          </table:table-cell>
          <table:table-cell office:value-type="float" office:value="11.8">
            <text:p>11,8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12.4">
            <text:p>12,4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12.8">
            <text:p>12,8</text:p>
          </table:table-cell>
          <table:table-cell office:value-type="float" office:value="12.4">
            <text:p>12,4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13.2">
            <text:p>13,2</text:p>
          </table:table-cell>
          <table:table-cell office:value-type="float" office:value="12.7">
            <text:p>12,7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13.8">
            <text:p>13,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14">
            <text:p>14</text:p>
          </table:table-cell>
          <table:table-cell office:value-type="float" office:value="13.4">
            <text:p>13,4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14.4">
            <text:p>14,4</text:p>
          </table:table-cell>
          <table:table-cell office:value-type="float" office:value="13.7">
            <text:p>13,7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14.8">
            <text:p>14,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3"/>
          <table:table-cell office:value-type="float" office:value="14.3">
            <text:p>14,3</text:p>
          </table:table-cell>
        </table:table-row>
        <table:table-row table:style-name="ro2">
          <table:table-cell table:number-columns-repeated="3"/>
          <table:table-cell office:value-type="float" office:value="14.6">
            <text:p>14,6</text:p>
          </table:table-cell>
        </table:table-row>
        <table:table-row table:style-name="ro2">
          <table:table-cell table:number-columns-repeated="3"/>
          <table:table-cell office:value-type="float" office:value="14.9">
            <text:p>14,9</text:p>
          </table:table-cell>
        </table:table-row>
        <table:table-row table:style-name="ro2">
          <table:table-cell table:number-columns-repeated="3"/>
          <table:table-cell office:value-type="float" office:value="15.2">
            <text:p>15,2</text:p>
          </table:table-cell>
        </table:table-row>
        <table:table-row table:style-name="ro2">
          <table:table-cell table:number-columns-repeated="3"/>
          <table:table-cell office:value-type="float" office:value="15.5">
            <text:p>15,5</text:p>
          </table:table-cell>
        </table:table-row>
        <table:table-row table:style-name="ro2">
          <table:table-cell table:number-columns-repeated="3"/>
          <table:table-cell office:value-type="float" office:value="15.8">
            <text:p>15,8</text:p>
          </table:table-cell>
        </table:table-row>
        <table:table-row table:style-name="ro2">
          <table:table-cell table:number-columns-repeated="3"/>
          <table:table-cell office:value-type="float" office:value="16.1">
            <text:p>16,1</text:p>
          </table:table-cell>
        </table:table-row>
        <table:table-row table:style-name="ro2">
          <table:table-cell table:number-columns-repeated="3"/>
          <table:table-cell office:value-type="float" office:value="16.4">
            <text:p>16,4</text:p>
          </table:table-cell>
        </table:table-row>
        <table:table-row table:style-name="ro2">
          <table:table-cell table:number-columns-repeated="3"/>
          <table:table-cell office:value-type="float" office:value="16.7">
            <text:p>16,7</text:p>
          </table:table-cell>
        </table:table-row>
        <table:table-row table:style-name="ro2">
          <table:table-cell table:number-columns-repeated="3"/>
          <table:table-cell office:value-type="float" office:value="16.9">
            <text:p>16,9</text:p>
          </table:table-cell>
        </table:table-row>
      </table:table>
      <table:table table:name="Maximovitch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Сухая СГЛ</text:p>
          </table:table-cell>
          <table:table-cell office:value-type="string">
            <text:p>Сухая НГЛ</text:p>
          </table:table-cell>
          <table:table-cell office:value-type="string">
            <text:p>Сухая НГЛ зостера</text:p>
          </table:table-cell>
          <table:table-cell office:value-type="string">
            <text:p>Клющиха СГЛ</text:p>
          </table:table-cell>
          <table:table-cell office:value-type="string">
            <text:p>Клющиха НГЛ</text:p>
          </table:table-cell>
          <table:table-cell office:value-type="string">
            <text:p>Клющиха НГЛ зостера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  <table:table-cell office:value-type="float" office:value="2.9">
            <text:p>2,9</text:p>
          </table:table-cell>
          <table:table-cell office:value-type="float" office:value="2.7">
            <text:p>2,7</text:p>
          </table:table-cell>
          <table:table-cell table:number-columns-repeated="2" office:value-type="float" office:value="3.2">
            <text:p>3,2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.2">
            <text:p>6,2</text:p>
          </table:table-cell>
          <table:table-cell office:value-type="float" office:value="6.4">
            <text:p>6,4</text:p>
          </table:table-cell>
          <table:table-cell office:value-type="float" office:value="6.3">
            <text:p>6,3</text:p>
          </table:table-cell>
          <table:table-cell office:value-type="float" office:value="5.2">
            <text:p>5,2</text:p>
          </table:table-cell>
          <table:table-cell office:value-type="float" office:value="5.9">
            <text:p>5,9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float" office:value="9.7">
            <text:p>9,7</text:p>
          </table:table-cell>
          <table:table-cell office:value-type="float" office:value="10.1">
            <text:p>10,1</text:p>
          </table:table-cell>
          <table:table-cell office:value-type="float" office:value="7.8">
            <text:p>7,8</text:p>
          </table:table-cell>
          <table:table-cell office:value-type="float" office:value="8.3">
            <text:p>8,3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.6">
            <text:p>11,6</text:p>
          </table:table-cell>
          <table:table-cell office:value-type="float" office:value="12.1">
            <text:p>12,1</text:p>
          </table:table-cell>
          <table:table-cell office:value-type="float" office:value="12.3">
            <text:p>12,3</text:p>
          </table:table-cell>
          <table:table-cell office:value-type="float" office:value="9.6">
            <text:p>9,6</text:p>
          </table:table-cell>
          <table:table-cell office:value-type="float" office:value="10.6">
            <text:p>10,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.1">
            <text:p>13,1</text:p>
          </table:table-cell>
          <table:table-cell office:value-type="float" office:value="13.2">
            <text:p>13,2</text:p>
          </table:table-cell>
          <table:table-cell office:value-type="float" office:value="12.9">
            <text:p>12,9</text:p>
          </table:table-cell>
          <table:table-cell office:value-type="float" office:value="11.1">
            <text:p>11,1</text:p>
          </table:table-cell>
          <table:table-cell office:value-type="float" office:value="12.3">
            <text:p>12,3</text:p>
          </table:table-cell>
          <table:table-cell office:value-type="float" office:value="15.9">
            <text:p>15,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.2">
            <text:p>14,2</text:p>
          </table:table-cell>
          <table:table-cell office:value-type="float" office:value="14.5">
            <text:p>14,5</text:p>
          </table:table-cell>
          <table:table-cell office:value-type="float" office:value="14.6">
            <text:p>14,6</text:p>
          </table:table-cell>
          <table:table-cell office:value-type="float" office:value="12.8">
            <text:p>12,8</text:p>
          </table:table-cell>
          <table:table-cell office:value-type="float" office:value="13.2">
            <text:p>13,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  <table:table-cell office:value-type="float" office:value="13.9">
            <text:p>13,9</text:p>
          </table:table-cell>
          <table:table-cell/>
        </table:table-row>
      </table:table>
      <table:table table:name="Vincent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Age</text:p>
          </table:table-cell>
          <table:table-cell office:value-type="string">
            <text:p>Mean_sup</text:p>
          </table:table-cell>
          <table:table-cell office:value-type="string">
            <text:p>Mean_cent</text:p>
          </table:table-cell>
          <table:table-cell office:value-type="string">
            <text:p>Mean_inf</text:p>
          </table:table-cell>
          <table:table-cell office:value-type="string">
            <text:p>SEM_sup</text:p>
          </table:table-cell>
          <table:table-cell office:value-type="string">
            <text:p>SEM_cent</text:p>
          </table:table-cell>
          <table:table-cell office:value-type="string">
            <text:p>SEM_in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.9</text:p>
          </table:table-cell>
          <table:table-cell office:value-type="string">
            <text:p>3.0</text:p>
          </table:table-cell>
          <table:table-cell office:value-type="string">
            <text:p>3.2</text:p>
          </table:table-cell>
          <table:table-cell office:value-type="string">
            <text:p>0.7</text:p>
          </table:table-cell>
          <table:table-cell office:value-type="string">
            <text:p>1.1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9</text:p>
          </table:table-cell>
          <table:table-cell office:value-type="string">
            <text:p>5.3</text:p>
          </table:table-cell>
          <table:table-cell office:value-type="string">
            <text:p>5.8</text:p>
          </table:table-cell>
          <table:table-cell table:number-columns-repeated="2" office:value-type="string">
            <text:p>1.0</text:p>
          </table:table-cell>
          <table:table-cell office:value-type="string">
            <text:p>1.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7.1</text:p>
          </table:table-cell>
          <table:table-cell office:value-type="string">
            <text:p>7.8</text:p>
          </table:table-cell>
          <table:table-cell office:value-type="string">
            <text:p>8.8</text:p>
          </table:table-cell>
          <table:table-cell office:value-type="string">
            <text:p>1.5</text:p>
          </table:table-cell>
          <table:table-cell table:number-columns-repeated="2" office:value-type="string">
            <text:p>1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8.8</text:p>
          </table:table-cell>
          <table:table-cell office:value-type="string">
            <text:p>9.5</text:p>
          </table:table-cell>
          <table:table-cell office:value-type="string">
            <text:p>10.7</text:p>
          </table:table-cell>
          <table:table-cell office:value-type="string">
            <text:p>1.6</text:p>
          </table:table-cell>
          <table:table-cell office:value-type="string">
            <text:p>1.3</text:p>
          </table:table-cell>
          <table:table-cell office:value-type="string">
            <text:p>1.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9.4</text:p>
          </table:table-cell>
          <table:table-cell office:value-type="string">
            <text:p>10.8</text:p>
          </table:table-cell>
          <table:table-cell office:value-type="string">
            <text:p>12.3</text:p>
          </table:table-cell>
          <table:table-cell office:value-type="string">
            <text:p>1.0</text:p>
          </table:table-cell>
          <table:table-cell office:value-type="string">
            <text:p>1.4</text:p>
          </table:table-cell>
          <table:table-cell office:value-type="string">
            <text:p>1.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0.3</text:p>
          </table:table-cell>
          <table:table-cell office:value-type="string">
            <text:p>11.8</text:p>
          </table:table-cell>
          <table:table-cell office:value-type="string">
            <text:p>14.3</text:p>
          </table:table-cell>
          <table:table-cell office:value-type="string">
            <text:p>1.1</text:p>
          </table:table-cell>
          <table:table-cell table:number-columns-repeated="2" office:value-type="string">
            <text:p>1.3</text:p>
          </table:table-cell>
        </table:table-row>
      </table:table>
      <table:table table:name="Bachelet" table:style-name="ta1" table:print="false">
        <table:table-column table:style-name="co1" table:number-columns-repeated="7" table:default-cell-style-name="Default"/>
        <table:table-row table:style-name="ro2">
          <table:table-cell table:style-name="ce1" table:formula="of:=14.5/5" office:value-type="float" office:value="2.9">
            <text:p>2,9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</table:table-row>
        <table:table-row table:style-name="ro2">
          <table:table-cell office:value-type="string">
            <text:p>Age</text:p>
          </table:table-cell>
          <table:table-cell office:value-type="string">
            <text:p>Site 1</text:p>
          </table:table-cell>
          <table:table-cell office:value-type="string">
            <text:p>Site 2</text:p>
          </table:table-cell>
          <table:table-cell office:value-type="string">
            <text:p>Site 3</text:p>
          </table:table-cell>
          <table:table-cell office:value-type="string">
            <text:p>Site 1</text:p>
          </table:table-cell>
          <table:table-cell office:value-type="string">
            <text:p>Site 2</text:p>
          </table:table-cell>
          <table:table-cell office:value-type="string">
            <text:p>Site 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table:formula="of:=[.B3]/[.$A$1]" office:value-type="float" office:value="6.55172413793103">
            <text:p>6,5517241379</text:p>
          </table:table-cell>
          <table:table-cell table:formula="of:=[.C3]/[.$A$1]" office:value-type="float" office:value="5.17241379310345">
            <text:p>5,1724137931</text:p>
          </table:table-cell>
          <table:table-cell table:formula="of:=[.D3]/[.$A$1]" office:value-type="float" office:value="5.68965517241379">
            <text:p>5,68965517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.5">
            <text:p>28,5</text:p>
          </table:table-cell>
          <table:table-cell office:value-type="float" office:value="24">
            <text:p>24</text:p>
          </table:table-cell>
          <table:table-cell office:value-type="float" office:value="24.5">
            <text:p>24,5</text:p>
          </table:table-cell>
          <table:table-cell table:formula="of:=[.B4]/[.$A$1]" office:value-type="float" office:value="9.82758620689655">
            <text:p>9,8275862069</text:p>
          </table:table-cell>
          <table:table-cell table:formula="of:=[.C4]/[.$A$1]" office:value-type="float" office:value="8.27586206896552">
            <text:p>8,275862069</text:p>
          </table:table-cell>
          <table:table-cell table:formula="of:=[.D4]/[.$A$1]" office:value-type="float" office:value="8.44827586206897">
            <text:p>8,448275862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.5">
            <text:p>35,5</text:p>
          </table:table-cell>
          <table:table-cell table:number-columns-repeated="2" office:value-type="float" office:value="30">
            <text:p>30</text:p>
          </table:table-cell>
          <table:table-cell table:formula="of:=[.B5]/[.$A$1]" office:value-type="float" office:value="12.2413793103448">
            <text:p>12,2413793103</text:p>
          </table:table-cell>
          <table:table-cell table:formula="of:=[.C5]/[.$A$1]" office:value-type="float" office:value="10.3448275862069">
            <text:p>10,3448275862</text:p>
          </table:table-cell>
          <table:table-cell table:formula="of:=[.D5]/[.$A$1]" office:value-type="float" office:value="10.3448275862069">
            <text:p>10,34482758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.5">
            <text:p>40,5</text:p>
          </table:table-cell>
          <table:table-cell table:number-columns-repeated="2" office:value-type="float" office:value="35">
            <text:p>35</text:p>
          </table:table-cell>
          <table:table-cell table:formula="of:=[.B6]/[.$A$1]" office:value-type="float" office:value="13.9655172413793">
            <text:p>13,9655172414</text:p>
          </table:table-cell>
          <table:table-cell table:formula="of:=[.C6]/[.$A$1]" office:value-type="float" office:value="12.0689655172414">
            <text:p>12,0689655172</text:p>
          </table:table-cell>
          <table:table-cell table:formula="of:=[.D6]/[.$A$1]" office:value-type="float" office:value="12.0689655172414">
            <text:p>12,06896551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5">
            <text:p>44,5</text:p>
          </table:table-cell>
          <table:table-cell office:value-type="float" office:value="39.5">
            <text:p>39,5</text:p>
          </table:table-cell>
          <table:table-cell office:value-type="float" office:value="39">
            <text:p>39</text:p>
          </table:table-cell>
          <table:table-cell table:formula="of:=[.B7]/[.$A$1]" office:value-type="float" office:value="15.3448275862069">
            <text:p>15,3448275862</text:p>
          </table:table-cell>
          <table:table-cell table:formula="of:=[.C7]/[.$A$1]" office:value-type="float" office:value="13.6206896551724">
            <text:p>13,6206896552</text:p>
          </table:table-cell>
          <table:table-cell table:formula="of:=[.D7]/[.$A$1]" office:value-type="float" office:value="13.448275862069">
            <text:p>13,448275862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5">
            <text:p>46,5</text:p>
          </table:table-cell>
          <table:table-cell/>
          <table:table-cell office:value-type="float" office:value="42.5">
            <text:p>42,5</text:p>
          </table:table-cell>
          <table:table-cell table:formula="of:=[.B8]/[.$A$1]" office:value-type="float" office:value="16.0344827586207">
            <text:p>16,0344827586</text:p>
          </table:table-cell>
          <table:table-cell office:value-type="string">
            <text:p>NA</text:p>
          </table:table-cell>
          <table:table-cell table:formula="of:=[.D8]/[.$A$1]" office:value-type="float" office:value="14.6551724137931">
            <text:p>14,6551724138</text:p>
          </table:table-cell>
        </table:table-row>
        <table:table-row table:style-name="ro2">
          <table:table-cell table:number-columns-repeated="4"/>
          <table:table-cell office:value-type="string">
            <text:p>high</text:p>
          </table:table-cell>
          <table:table-cell office:value-type="string">
            <text:p>middle</text:p>
          </table:table-cell>
          <table:table-cell office:value-type="string">
            <text:p>middle</text:p>
          </table:table-cell>
        </table:table-row>
        <table:table-row table:style-name="ro1">
          <table:table-cell table:number-columns-repeated="4"/>
          <table:table-cell office:value-type="string">
            <text:p>Le Verdon</text:p>
          </table:table-cell>
          <table:table-cell office:value-type="string">
            <text:p>Le Verdon</text:p>
          </table:table-cell>
          <table:table-cell office:value-type="string">
            <text:p>Phare de Richard</text:p>
          </table:table-cell>
        </table:table-row>
        <table:table-row table:style-name="ro1">
          <table:table-cell table:number-columns-repeated="4"/>
          <table:table-cell office:value-type="string">
            <text:p>Gironde Estuary? SW France</text:p>
          </table:table-cell>
          <table:table-cell table:number-columns-repeated="2"/>
        </table:table-row>
      </table:table>
      <table:table table:name="Vogel" table:style-name="ta1" table:print="false">
        <table:table-column table:style-name="co1" table:number-columns-repeated="7" table:default-cell-style-name="Default"/>
        <table:table-row table:style-name="ro1">
          <table:table-cell table:formula="of:=27.5/5" office:value-type="float" office:value="5.5">
            <text:p>5,5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</table:table-row>
        <table:table-row table:style-name="ro1">
          <table:table-cell office:value-type="string">
            <text:p>age</text:p>
          </table:table-cell>
          <table:table-cell office:value-type="string">
            <text:p>North_sea</text:p>
          </table:table-cell>
          <table:table-cell office:value-type="string">
            <text:p>Kiel_area</text:p>
          </table:table-cell>
          <table:table-cell office:value-type="string">
            <text:p>Tvarminne area</text:p>
          </table:table-cell>
          <table:table-cell office:value-type="string">
            <text:p>North_sea</text:p>
          </table:table-cell>
          <table:table-cell office:value-type="string">
            <text:p>Kiel_area</text:p>
          </table:table-cell>
          <table:table-cell office:value-type="string">
            <text:p>Tvarminne area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27.5">
            <text:p>27,5</text:p>
          </table:table-cell>
          <table:table-cell/>
          <table:table-cell office:value-type="float" office:value="22">
            <text:p>22</text:p>
          </table:table-cell>
          <table:table-cell table:formula="of:=[.B3]/[.$A$1]" office:value-type="float" office:value="5">
            <text:p>5</text:p>
          </table:table-cell>
          <table:table-cell table:formula="of:=[.C3]/[.$A$1]" office:value-type="float" office:value="0">
            <text:p>0</text:p>
          </table:table-cell>
          <table:table-cell table:formula="of:=[.D3]/[.$A$1]"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formula="of:=[.B4]/[.$A$1]" office:value-type="float" office:value="10.3636363636364">
            <text:p>10,3636363636</text:p>
          </table:table-cell>
          <table:table-cell table:formula="of:=[.C4]/[.$A$1]" office:value-type="float" office:value="8.18181818181818">
            <text:p>8,1818181818</text:p>
          </table:table-cell>
          <table:table-cell table:formula="of:=[.D4]/[.$A$1]" office:value-type="float" office:value="7.09090909090909">
            <text:p>7,090909090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9.5">
            <text:p>79,5</text:p>
          </table:table-cell>
          <table:table-cell office:value-type="float" office:value="67">
            <text:p>67</text:p>
          </table:table-cell>
          <table:table-cell office:value-type="float" office:value="55.5">
            <text:p>55,5</text:p>
          </table:table-cell>
          <table:table-cell table:formula="of:=[.B5]/[.$A$1]" office:value-type="float" office:value="14.4545454545455">
            <text:p>14,4545454545</text:p>
          </table:table-cell>
          <table:table-cell table:formula="of:=[.C5]/[.$A$1]" office:value-type="float" office:value="12.1818181818182">
            <text:p>12,1818181818</text:p>
          </table:table-cell>
          <table:table-cell table:formula="of:=[.D5]/[.$A$1]" office:value-type="float" office:value="10.0909090909091">
            <text:p>10,09090909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1.5">
            <text:p>91,5</text:p>
          </table:table-cell>
          <table:table-cell office:value-type="float" office:value="79.5">
            <text:p>79,5</text:p>
          </table:table-cell>
          <table:table-cell office:value-type="float" office:value="67.5">
            <text:p>67,5</text:p>
          </table:table-cell>
          <table:table-cell table:formula="of:=[.B6]/[.$A$1]" office:value-type="float" office:value="16.6363636363636">
            <text:p>16,6363636364</text:p>
          </table:table-cell>
          <table:table-cell table:formula="of:=[.C6]/[.$A$1]" office:value-type="float" office:value="14.4545454545455">
            <text:p>14,4545454545</text:p>
          </table:table-cell>
          <table:table-cell table:formula="of:=[.D6]/[.$A$1]" office:value-type="float" office:value="12.2727272727273">
            <text:p>12,27272727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3.5">
            <text:p>103,5</text:p>
          </table:table-cell>
          <table:table-cell office:value-type="float" office:value="85">
            <text:p>85</text:p>
          </table:table-cell>
          <table:table-cell office:value-type="float" office:value="79.5">
            <text:p>79,5</text:p>
          </table:table-cell>
          <table:table-cell table:formula="of:=[.B7]/[.$A$1]" office:value-type="float" office:value="18.8181818181818">
            <text:p>18,8181818182</text:p>
          </table:table-cell>
          <table:table-cell table:formula="of:=[.C7]/[.$A$1]" office:value-type="float" office:value="15.4545454545455">
            <text:p>15,4545454545</text:p>
          </table:table-cell>
          <table:table-cell table:formula="of:=[.D7]/[.$A$1]" office:value-type="float" office:value="14.4545454545455">
            <text:p>14,45454545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91.5">
            <text:p>91,5</text:p>
          </table:table-cell>
          <table:table-cell office:value-type="float" office:value="85.5">
            <text:p>85,5</text:p>
          </table:table-cell>
          <table:table-cell table:formula="of:=[.B8]/[.$A$1]" office:value-type="float" office:value="20.9090909090909">
            <text:p>20,9090909091</text:p>
          </table:table-cell>
          <table:table-cell table:formula="of:=[.C8]/[.$A$1]" office:value-type="float" office:value="16.6363636363636">
            <text:p>16,6363636364</text:p>
          </table:table-cell>
          <table:table-cell table:formula="of:=[.D8]/[.$A$1]" office:value-type="float" office:value="15.5454545454545">
            <text:p>15,54545454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0.5">
            <text:p>120,5</text:p>
          </table:table-cell>
          <table:table-cell/>
          <table:table-cell office:value-type="float" office:value="91">
            <text:p>91</text:p>
          </table:table-cell>
          <table:table-cell table:formula="of:=[.B9]/[.$A$1]" office:value-type="float" office:value="21.9090909090909">
            <text:p>21,9090909091</text:p>
          </table:table-cell>
          <table:table-cell table:formula="of:=[.C9]/[.$A$1]" office:value-type="float" office:value="0">
            <text:p>0</text:p>
          </table:table-cell>
          <table:table-cell table:formula="of:=[.D9]/[.$A$1]" office:value-type="float" office:value="16.5454545454545">
            <text:p>16,545454545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1.5">
            <text:p>121,5</text:p>
          </table:table-cell>
          <table:table-cell table:number-columns-repeated="2"/>
          <table:table-cell table:formula="of:=[.B10]/[.$A$1]" office:value-type="float" office:value="22.0909090909091">
            <text:p>22,0909090909</text:p>
          </table:table-cell>
          <table:table-cell table:formula="of:=[.C10]/[.$A$1]" office:value-type="float" office:value="0">
            <text:p>0</text:p>
          </table:table-cell>
          <table:table-cell table:formula="of:=[.D10]/[.$A$1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6.5">
            <text:p>126,5</text:p>
          </table:table-cell>
          <table:table-cell table:number-columns-repeated="2"/>
          <table:table-cell table:formula="of:=[.B11]/[.$A$1]" office:value-type="float" office:value="23">
            <text:p>23</text:p>
          </table:table-cell>
          <table:table-cell table:formula="of:=[.C11]/[.$A$1]" office:value-type="float" office:value="0">
            <text:p>0</text:p>
          </table:table-cell>
          <table:table-cell table:formula="of:=[.D11]/[.$A$1]" office:value-type="float" office:value="0">
            <text:p>0</text:p>
          </table:table-cell>
        </table:table-row>
      </table:table>
      <table:table table:name="Bergh" table:style-name="ta1" table:print="false">
        <table:table-column table:style-name="co1" table:number-columns-repeated="7" table:default-cell-style-name="Default"/>
        <table:table-row table:style-name="ro1">
          <table:table-cell table:formula="of:=31/5" office:value-type="float" office:value="6.2">
            <text:p>6,2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mm_graph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  <table:table-cell office:value-type="string">
            <text:p>length.mm</text:p>
          </table:table-cell>
        </table:table-row>
        <table:table-row table:style-name="ro1">
          <table:table-cell office:value-type="string">
            <text:p>ag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 — mean</text:p>
          </table:table-cell>
          <table:table-cell office:value-type="string">
            <text:p>B — max</text:p>
          </table:table-cell>
          <table:table-cell office:value-type="string">
            <text:p>C — mi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3]/[.$A$1]" office:value-type="float" office:value="0.32258064516129">
            <text:p>0,3225806452</text:p>
          </table:table-cell>
          <table:table-cell table:formula="of:=[.C3]/[.$A$1]" office:value-type="float" office:value="0.483870967741935">
            <text:p>0,4838709677</text:p>
          </table:table-cell>
          <table:table-cell table:formula="of:=[.D3]/[.$A$1]" office:value-type="float" office:value="0.32258064516129">
            <text:p>0,322580645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B4]/[.$A$1]" office:value-type="float" office:value="1.29032258064516">
            <text:p>1,2903225806</text:p>
          </table:table-cell>
          <table:table-cell table:formula="of:=[.C4]/[.$A$1]" office:value-type="float" office:value="1.7741935483871">
            <text:p>1,7741935484</text:p>
          </table:table-cell>
          <table:table-cell table:formula="of:=[.D4]/[.$A$1]" office:value-type="float" office:value="1.12903225806452">
            <text:p>1,129032258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.5">
            <text:p>17,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[.B5]/[.$A$1]" office:value-type="float" office:value="2.82258064516129">
            <text:p>2,8225806452</text:p>
          </table:table-cell>
          <table:table-cell table:formula="of:=[.C5]/[.$A$1]" office:value-type="float" office:value="3.54838709677419">
            <text:p>3,5483870968</text:p>
          </table:table-cell>
          <table:table-cell table:formula="of:=[.D5]/[.$A$1]" office:value-type="float" office:value="2.25806451612903">
            <text:p>2,25806451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28.5">
            <text:p>28,5</text:p>
          </table:table-cell>
          <table:table-cell table:formula="of:=[.B6]/[.$A$1]" office:value-type="float" office:value="5">
            <text:p>5</text:p>
          </table:table-cell>
          <table:table-cell table:formula="of:=[.C6]/[.$A$1]" office:value-type="float" office:value="6.29032258064516">
            <text:p>6,2903225806</text:p>
          </table:table-cell>
          <table:table-cell table:formula="of:=[.D6]/[.$A$1]" office:value-type="float" office:value="4.59677419354839">
            <text:p>4,596774193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57.5">
            <text:p>57,5</text:p>
          </table:table-cell>
          <table:table-cell office:value-type="float" office:value="33">
            <text:p>33</text:p>
          </table:table-cell>
          <table:table-cell table:formula="of:=[.B7]/[.$A$1]" office:value-type="float" office:value="7.09677419354839">
            <text:p>7,0967741935</text:p>
          </table:table-cell>
          <table:table-cell table:formula="of:=[.C7]/[.$A$1]" office:value-type="float" office:value="9.2741935483871">
            <text:p>9,2741935484</text:p>
          </table:table-cell>
          <table:table-cell table:formula="of:=[.D7]/[.$A$1]" office:value-type="float" office:value="5.32258064516129">
            <text:p>5,32258064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table:formula="of:=[.B8]/[.$A$1]" office:value-type="float" office:value="8.87096774193548">
            <text:p>8,8709677419</text:p>
          </table:table-cell>
          <table:table-cell table:formula="of:=[.C8]/[.$A$1]" office:value-type="float" office:value="11.6129032258065">
            <text:p>11,6129032258</text:p>
          </table:table-cell>
          <table:table-cell table:formula="of:=[.D8]/[.$A$1]" office:value-type="float" office:value="6.61290322580645">
            <text:p>6,612903225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81.5">
            <text:p>81,5</text:p>
          </table:table-cell>
          <table:table-cell office:value-type="float" office:value="49">
            <text:p>49</text:p>
          </table:table-cell>
          <table:table-cell table:formula="of:=[.B9]/[.$A$1]" office:value-type="float" office:value="10.4838709677419">
            <text:p>10,4838709677</text:p>
          </table:table-cell>
          <table:table-cell table:formula="of:=[.C9]/[.$A$1]" office:value-type="float" office:value="13.1451612903226">
            <text:p>13,1451612903</text:p>
          </table:table-cell>
          <table:table-cell table:formula="of:=[.D9]/[.$A$1]" office:value-type="float" office:value="7.90322580645161">
            <text:p>7,903225806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table:formula="of:=[.B10]/[.$A$1]" office:value-type="float" office:value="11.9354838709677">
            <text:p>11,935483871</text:p>
          </table:table-cell>
          <table:table-cell table:formula="of:=[.C10]/[.$A$1]" office:value-type="float" office:value="14.6774193548387">
            <text:p>14,6774193548</text:p>
          </table:table-cell>
          <table:table-cell table:formula="of:=[.D10]/[.$A$1]" office:value-type="float" office:value="9.19354838709677">
            <text:p>9,193548387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0.5">
            <text:p>80,5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table:formula="of:=[.B11]/[.$A$1]" office:value-type="float" office:value="12.9838709677419">
            <text:p>12,9838709677</text:p>
          </table:table-cell>
          <table:table-cell table:formula="of:=[.C11]/[.$A$1]" office:value-type="float" office:value="14.8387096774194">
            <text:p>14,8387096774</text:p>
          </table:table-cell>
          <table:table-cell table:formula="of:=[.D11]/[.$A$1]" office:value-type="float" office:value="10.1612903225806">
            <text:p>10,16129032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104.5">
            <text:p>104,5</text:p>
          </table:table-cell>
          <table:table-cell office:value-type="float" office:value="69">
            <text:p>69</text:p>
          </table:table-cell>
          <table:table-cell table:formula="of:=[.B12]/[.$A$1]" office:value-type="float" office:value="14.0322580645161">
            <text:p>14,0322580645</text:p>
          </table:table-cell>
          <table:table-cell table:formula="of:=[.C12]/[.$A$1]" office:value-type="float" office:value="16.8548387096774">
            <text:p>16,8548387097</text:p>
          </table:table-cell>
          <table:table-cell table:formula="of:=[.D12]/[.$A$1]" office:value-type="float" office:value="11.1290322580645">
            <text:p>11,129032258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table:formula="of:=[.B13]/[.$A$1]" office:value-type="float" office:value="15">
            <text:p>15</text:p>
          </table:table-cell>
          <table:table-cell table:formula="of:=[.C13]/[.$A$1]" office:value-type="float" office:value="17.741935483871">
            <text:p>17,7419354839</text:p>
          </table:table-cell>
          <table:table-cell table:formula="of:=[.D13]/[.$A$1]" office:value-type="float" office:value="11.9354838709677">
            <text:p>11,9354838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table:formula="of:=[.B14]/[.$A$1]" office:value-type="float" office:value="15.6451612903226">
            <text:p>15,6451612903</text:p>
          </table:table-cell>
          <table:table-cell table:formula="of:=[.C14]/[.$A$1]" office:value-type="float" office:value="18.2258064516129">
            <text:p>18,2258064516</text:p>
          </table:table-cell>
          <table:table-cell table:formula="of:=[.D14]/[.$A$1]" office:value-type="float" office:value="12.5806451612903">
            <text:p>12,580645161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table:formula="of:=[.B15]/[.$A$1]" office:value-type="float" office:value="16.6129032258065">
            <text:p>16,6129032258</text:p>
          </table:table-cell>
          <table:table-cell table:formula="of:=[.C15]/[.$A$1]" office:value-type="float" office:value="19.1935483870968">
            <text:p>19,1935483871</text:p>
          </table:table-cell>
          <table:table-cell table:formula="of:=[.D15]/[.$A$1]" office:value-type="float" office:value="13.3870967741935">
            <text:p>13,38709677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table:formula="of:=[.B16]/[.$A$1]" office:value-type="float" office:value="17.258064516129">
            <text:p>17,2580645161</text:p>
          </table:table-cell>
          <table:table-cell table:formula="of:=[.C16]/[.$A$1]" office:value-type="float" office:value="19.6774193548387">
            <text:p>19,6774193548</text:p>
          </table:table-cell>
          <table:table-cell table:formula="of:=[.D16]/[.$A$1]" office:value-type="float" office:value="13.8709677419355">
            <text:p>13,870967741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89.5">
            <text:p>89,5</text:p>
          </table:table-cell>
          <table:table-cell table:formula="of:=[.B17]/[.$A$1]" office:value-type="float" office:value="17.9032258064516">
            <text:p>17,9032258065</text:p>
          </table:table-cell>
          <table:table-cell table:formula="of:=[.C17]/[.$A$1]" office:value-type="float" office:value="20.3225806451613">
            <text:p>20,3225806452</text:p>
          </table:table-cell>
          <table:table-cell table:formula="of:=[.D17]/[.$A$1]" office:value-type="float" office:value="14.4354838709677">
            <text:p>14,43548387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93">
            <text:p>93</text:p>
          </table:table-cell>
          <table:table-cell table:formula="of:=[.B18]/[.$A$1]" office:value-type="float" office:value="18.5483870967742">
            <text:p>18,5483870968</text:p>
          </table:table-cell>
          <table:table-cell table:formula="of:=[.C18]/[.$A$1]" office:value-type="float" office:value="20.9677419354839">
            <text:p>20,9677419355</text:p>
          </table:table-cell>
          <table:table-cell table:formula="of:=[.D18]/[.$A$1]"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office:value-type="float" office:value="96">
            <text:p>96</text:p>
          </table:table-cell>
          <table:table-cell table:formula="of:=[.B19]/[.$A$1]" office:value-type="float" office:value="19.0322580645161">
            <text:p>19,0322580645</text:p>
          </table:table-cell>
          <table:table-cell table:formula="of:=[.C19]/[.$A$1]" office:value-type="float" office:value="21.2903225806452">
            <text:p>21,2903225806</text:p>
          </table:table-cell>
          <table:table-cell table:formula="of:=[.D19]/[.$A$1]" office:value-type="float" office:value="15.4838709677419">
            <text:p>15,48387096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99">
            <text:p>99</text:p>
          </table:table-cell>
          <table:table-cell table:formula="of:=[.B20]/[.$A$1]" office:value-type="float" office:value="19.5161290322581">
            <text:p>19,5161290323</text:p>
          </table:table-cell>
          <table:table-cell table:formula="of:=[.C20]/[.$A$1]" office:value-type="float" office:value="21.7741935483871">
            <text:p>21,7741935484</text:p>
          </table:table-cell>
          <table:table-cell table:formula="of:=[.D20]/[.$A$1]" office:value-type="float" office:value="15.9677419354839">
            <text:p>15,967741935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3.5">
            <text:p>123,5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table:formula="of:=[.B21]/[.$A$1]" office:value-type="float" office:value="19.9193548387097">
            <text:p>19,9193548387</text:p>
          </table:table-cell>
          <table:table-cell table:formula="of:=[.C21]/[.$A$1]" office:value-type="float" office:value="22.0967741935484">
            <text:p>22,0967741935</text:p>
          </table:table-cell>
          <table:table-cell table:formula="of:=[.D21]/[.$A$1]" office:value-type="float" office:value="16.2903225806452">
            <text:p>16,29032258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.04.2011</text:date>, <text:time>12:16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11:47:39</meta:creation-date>
    <dc:date>2011-04-23T12:16:37</dc:date>
    <meta:editing-duration>PT4H35M32S</meta:editing-duration>
    <meta:editing-cycles>15</meta:editing-cycles>
    <meta:generator>OpenOffice.org/3.3$Linux OpenOffice.org_project/330m20$Build-9567</meta:generator>
    <meta:document-statistic meta:table-count="9" meta:cell-count="900" meta:object-count="0"/>
  </office:meta>
</office:document-meta>
</file>